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83in"/>
    </style:style>
    <style:style style:name="Table1.B" style:family="table-column">
      <style:table-column-properties style:column-width="2.0708in"/>
    </style:style>
    <style:style style:name="Table1.C" style:family="table-column">
      <style:table-column-properties style:column-width="1.7201in"/>
    </style:style>
    <style:style style:name="Table1.D" style:family="table-column">
      <style:table-column-properties style:column-width="1.8257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1f31b0" style:font-weight-asian="bold" style:font-weight-complex="bold"/>
    </style:style>
    <style:style style:name="P3" style:family="paragraph" style:parent-style-name="Standard">
      <style:text-properties fo:font-weight="bold" officeooo:paragraph-rsid="001f31b0" style:font-weight-asian="bold"/>
    </style:style>
    <style:style style:name="P4" style:family="paragraph" style:parent-style-name="Standard">
      <style:text-properties officeooo:paragraph-rsid="001f31b0"/>
    </style:style>
    <style:style style:name="P5" style:family="paragraph" style:parent-style-name="Table_20_Contents">
      <style:text-properties officeooo:paragraph-rsid="0025e3c1"/>
    </style:style>
    <style:style style:name="P6" style:family="paragraph" style:parent-style-name="Table_20_Contents">
      <style:text-properties officeooo:paragraph-rsid="0027d686"/>
    </style:style>
    <style:style style:name="P7" style:family="paragraph" style:parent-style-name="Text_20_body">
      <style:paragraph-properties fo:text-align="center" style:justify-single-word="false"/>
      <style:text-properties officeooo:paragraph-rsid="0027d686"/>
    </style:style>
    <style:style style:name="P8" style:family="paragraph" style:parent-style-name="Standard">
      <style:text-properties officeooo:paragraph-rsid="002bd2eb"/>
    </style:style>
    <style:style style:name="P9" style:family="paragraph" style:parent-style-name="Table_20_Contents">
      <style:text-properties officeooo:paragraph-rsid="002fbb22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0e180" style:font-size-asian="12pt" style:font-size-complex="12pt"/>
    </style:style>
    <style:style style:name="T6" style:family="text">
      <style:text-properties fo:font-size="12pt" officeooo:rsid="0014e099" style:font-size-asian="12pt" style:font-size-complex="12pt"/>
    </style:style>
    <style:style style:name="T7" style:family="text">
      <style:text-properties fo:font-size="12pt" officeooo:rsid="00243e89" style:font-size-asian="12pt" style:font-size-complex="12pt"/>
    </style:style>
    <style:style style:name="T8" style:family="text">
      <style:text-properties fo:font-size="12pt" officeooo:rsid="002e6bfa" style:font-size-asian="12pt" style:font-size-complex="12pt"/>
    </style:style>
    <style:style style:name="T9" style:family="text">
      <style:text-properties fo:font-size="12pt" officeooo:rsid="002ee117" style:font-size-asian="12pt" style:font-size-complex="12pt"/>
    </style:style>
    <style:style style:name="T10" style:family="text">
      <style:text-properties fo:font-size="12pt" officeooo:rsid="002fbb22" style:font-size-asian="12pt" style:font-size-complex="12pt"/>
    </style:style>
    <style:style style:name="T11" style:family="text">
      <style:text-properties officeooo:rsid="00132996"/>
    </style:style>
    <style:style style:name="T12" style:family="text">
      <style:text-properties officeooo:rsid="0009095e"/>
    </style:style>
    <style:style style:name="T13" style:family="text">
      <style:text-properties officeooo:rsid="0025e3c1"/>
    </style:style>
    <style:style style:name="T14" style:family="text">
      <style:text-properties officeooo:rsid="0027d686"/>
    </style:style>
    <style:style style:name="T15" style:family="text">
      <style:text-properties officeooo:rsid="002bd2eb"/>
    </style:style>
    <style:style style:name="T16" style:family="text">
      <style:text-properties officeooo:rsid="002fbb22"/>
    </style:style>
    <style:style style:name="T1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4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2">7</text:span>:00 – 1<text:span text:style-name="T12">8</text:span>:00, Jueves 1<text:span text:style-name="T12">5</text:span>:00 – 1<text:span text:style-name="T12">6</text:span>:00</text:p>
      <text:p text:style-name="P3">Grupo:<text:tab/><text:tab/>7A</text:p>
      <text:p text:style-name="Standard"/>
      <text:p text:style-name="P7"><text:span text:style-name="Strong_20_Emphasis"><text:span text:style-name="T3">HW_0</text:span></text:span><text:span text:style-name="Strong_20_Emphasis"><text:span text:style-name="T9">8</text:span></text:span><text:span text:style-name="Strong_20_Emphasis"><text:span text:style-name="T7">.</text:span></text:span><text:span text:style-name="Strong_20_Emphasis"><text:span text:style-name="T9">1</text:span></text:span><text:span text:style-name="Strong_20_Emphasis"><text:span text:style-name="T3"> <text:s/></text:span></text:span><text:span text:style-name="Strong_20_Emphasis"><text:span text:style-name="T10">Legal Research </text:span></text:span><text:span text:style-name="Strong_20_Emphasis"><text:span text:style-name="T4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75426951">
              <text:section text:style-name="Sect1" text:name="md-content-283092045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header-rows>
                    <table:table-row>
                      <table:table-cell table:style-name="Table1.A1" office:value-type="string">
                        <text:p text:style-name="Table_20_Heading">Criteria</text:p>
                      </table:table-cell>
                      <table:table-cell table:style-name="Table1.A1" office:value-type="string">
                        <text:p text:style-name="Table_20_Heading">3 Points (Excellent)</text:p>
                      </table:table-cell>
                      <table:table-cell table:style-name="Table1.A1" office:value-type="string">
                        <text:p text:style-name="Table_20_Heading">2 Points (Proficient)</text:p>
                      </table:table-cell>
                      <table:table-cell table:style-name="Table1.A1" office:value-type="string">
                        <text:p text:style-name="Table_20_Heading">1 Point (Needs Improvement)</text:p>
                      </table:table-cell>
                    </table:table-row>
                  </table:table-header-rows>
                  <table:table-row>
                    <table:table-cell table:style-name="Table1.A1" office:value-type="string">
                      <text:p text:style-name="Table_20_Contents"><text:span text:style-name="Strong_20_Emphasis">Task 1: Expert Evidence Translation</text:span></text:p>
                    </table:table-cell>
                    <table:table-cell table:style-name="Table1.A1" office:value-type="string">
                      <text:p text:style-name="Table_20_Contents">Accurately translated all 6 "teses aisladas" with precise legal terminology; demonstrates deep understanding of Mexican legal nuances</text:p>
                    </table:table-cell>
                    <table:table-cell table:style-name="Table1.A1" office:value-type="string">
                      <text:p text:style-name="Table_20_Contents">Translated most registros with minor translation inconsistencies; shows basic comprehension</text:p>
                    </table:table-cell>
                    <table:table-cell table:style-name="Table1.A1" office:value-type="string">
                      <text:p text:style-name="Table_20_Contents">Incomplete or inaccurate translations; significant misunderstandings of legal concepts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ask 2: Medios de Prueba Analysis</text:span></text:p>
                    </table:table-cell>
                    <table:table-cell table:style-name="Table1.A1" office:value-type="string">
                      <text:p text:style-name="Table_20_Contents">Comprehensive listing of all evidence types with sophisticated, nuanced descriptions; detailed comparative analysis between manual and teses aisladas</text:p>
                    </table:table-cell>
                    <table:table-cell table:style-name="Table1.A1" office:value-type="string">
                      <text:p text:style-name="Table_20_Contents">Correctly identified evidence types with basic descriptions; partial comparative analysis</text:p>
                    </table:table-cell>
                    <table:table-cell table:style-name="Table1.A1" office:value-type="string">
                      <text:p text:style-name="Table_20_Contents">Incomplete evidence type identification; superficial or incorrect descriptions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ask 3: Jurisprudencia Research</text:span></text:p>
                    </table:table-cell>
                    <table:table-cell table:style-name="Table1.A1" office:value-type="string">
                      <text:p text:style-name="Table_20_Contents">Selected highly relevant jurisprudencia; provided thorough, precise summary with impeccable citation following academic standards</text:p>
                    </table:table-cell>
                    <table:table-cell table:style-name="Table1.A1" office:value-type="string">
                      <text:p text:style-name="Table_20_Contents">Selected appropriate jurisprudencia; summary contains minor analytical gaps; mostly correct citation</text:p>
                    </table:table-cell>
                    <table:table-cell table:style-name="Table1.A1" office:value-type="string">
                      <text:p text:style-name="Table_20_Contents">Inappropriate jurisprudencia selection; vague summary; incorrect or missing citation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ask 4: Terminology Definitions</text:span></text:p>
                    </table:table-cell>
                    <table:table-cell table:style-name="Table1.A1" office:value-type="string">
                      <text:p text:style-name="Table_20_Contents">Provided comprehensive bilingual definitions demonstrating advanced legal linguistic knowledge</text:p>
                    </table:table-cell>
                    <table:table-cell table:style-name="Table1.A1" office:value-type="string">
                      <text:p text:style-name="Table_20_Contents">Definitions mostly accurate with minor terminological imprecisions</text:p>
                    </table:table-cell>
                    <table:table-cell table:style-name="Table1.A1" office:value-type="string">
                      <text:p text:style-name="Table_20_Contents">Incomplete or incorrect definitions; lacks bilingual clarity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ask 5: Legal Concept Differentiation</text:span></text:p>
                    </table:table-cell>
                    <table:table-cell table:style-name="Table1.A1" office:value-type="string">
                      <text:p text:style-name="Table_20_Contents">Articulated sophisticated, nuanced explanation of differences between "tesis aislada" and "jurisprudencia"</text:p>
                    </table:table-cell>
                    <table:table-cell table:style-name="Table1.A1" office:value-type="string">
                      <text:p text:style-name="Table_20_Contents">Provided basic, mostly accurate differentiation</text:p>
                    </table:table-cell>
                    <table:table-cell table:style-name="Table1.A1" office:value-type="string">
                      <text:p text:style-name="Table_20_Contents">Superficial or incorrect explanation of legal concepts</text:p>
                    </table:table-cell>
                  </table:table-row>
                  <table:table-row>
                    <table:table-cell table:style-name="Table1.A1" office:value-type="string">
                      <text:p text:style-name="P9"><text:span text:style-name="Strong_20_Emphasis"><text:span text:style-name="T16">Writing Quality and Presentation</text:span></text:span></text:p>
                    </table:table-cell>
                    <table:table-cell table:style-name="Table1.A1" office:value-type="string">
                      <text:p text:style-name="P9">Impeccable academic English; precise legal terminology; grammatically flawless Meticulously organized; professional formatting</text:p>
                    </table:table-cell>
                    <table:table-cell table:style-name="Table1.A1" office:value-type="string">
                      <text:p text:style-name="P9">Clear academic English with minor linguistic errors; Generally well-organized with minor presentational issues</text:p>
                    </table:table-cell>
                    <table:table-cell table:style-name="Table1.A1" office:value-type="string">
                      <text:p text:style-name="P9">Significant language barriers; unclear communication; Disorganized; lacks professional academic standards</text:p>
                    </table:table-cell>
                  </table:table-row>
                </table:table>
                <text:p text:style-name="Text_20_body"><text:span text:style-name="Strong_20_Emphasis"/></text:p>
              </text:section>
            </text:section>
          </text:section>
        </text:section>
        <text:p text:style-name="Standard"><text:soft-page-break/><text:span text:style-name="Strong_20_Emphasis"><text:span text:style-name="T16">A</text:span></text:span><text:span text:style-name="Strong_20_Emphasis"><text:span text:style-name="T11">ssignment</text:span></text:span><text:span text:style-name="Strong_20_Emphasis">:</text:span></text:p>
        <text:p text:style-name="Standard">HW_08.1<text:tab/>[Due: 25 Mar 2025]</text:p>
        <text:p text:style-name="Standard">The standard format applies to all tasks EXCEPT for double-spacing.</text:p>
        <text:p text:style-name="Standard"/>
        <text:p text:style-name="Standard">--- Task 1</text:p>
        <text:p text:style-name="Standard">Investigate the concept of "prueba" (proof) in Mexican courts as admissible evidence from experts. Translate the following "teses aisladas" into English:</text:p>
        <text:p text:style-name="Standard"><text:tab/>Registro 160371</text:p>
        <text:p text:style-name="Standard"><text:tab/>Registro 193185</text:p>
        <text:p text:style-name="Standard"><text:tab/>Registro 215624</text:p>
        <text:p text:style-name="Standard"><text:tab/>Registro 2004757</text:p>
        <text:p text:style-name="Standard"><text:tab/>Registro 2010576</text:p>
        <text:p text:style-name="Standard"><text:tab/>Registro 2011752</text:p>
        <text:p text:style-name="Standard"/>
        <text:p text:style-name="Standard"/>
        <text:p text:style-name="Standard">--- Task 2</text:p>
        <text:p text:style-name="Standard">Find the section, "Medios de prueba" in the MANUAL-DEL-JUSTICIABLE_ELEMENTOS-DE-TEORíA-GENERAL-DEL-PROCESO.pdf.</text:p>
        <text:p text:style-name="Standard">Answer the following:</text:p>
        <text:p text:style-name="Standard"><text:tab/>1. How many types of "prueba" are listed? List each type of "prueba" discussed and give a brief description ofthe "prueba" in English.</text:p>
        <text:p text:style-name="Standard"><text:tab/>2. Does the description for "Prueba pericial" match up or align with the descriptions given in the teses aisladas? Are there any notable differences?</text:p>
        <text:p text:style-name="Standard"/>
        <text:p text:style-name="Standard">--- Task 3</text:p>
        <text:p text:style-name="Standard">Research "jurisprendias" related to the term, "prueba pericial" in the registros of the SCJN </text:p>
        <text:p text:style-name="Standard">(see https://sjf2.scjn.gob.mx/busqueda-principal-tesis). Select 1 (one) "jurisprudencia" in the area of either a) Ley de Amparo or b) civil law and provide a brief summary of the "jurisprudencia" in English. Be sure to correctly and completely cite the "jurisprudencia" document you slected.</text:p>
        <text:p text:style-name="Standard"/>
        <text:p text:style-name="Standard"/>
        <text:p text:style-name="Standard">---- Task 4 </text:p>
        <text:p text:style-name="Standard">Define the following terms in English and Spanish.</text:p>
        <text:p text:style-name="Standard">TERMS (9)</text:p>
        <text:p text:style-name="Standard"><text:tab/>cúmulo de sospechas</text:p>
        <text:p text:style-name="Standard"><text:tab/>dictamen</text:p>
        <text:p text:style-name="Standard"><text:tab/>eficacia probatoria</text:p>
        <text:p text:style-name="Standard"><text:tab/>perito</text:p>
        <text:p text:style-name="Standard"><text:tab/>probanza judicial</text:p>
        <text:p text:style-name="Standard"><text:tab/>prueba pericial</text:p>
        <text:p text:style-name="Standard"><text:tab/>prueba circunstancial</text:p>
        <text:p text:style-name="Standard"><text:tab/>sentencia</text:p>
        <text:p text:style-name="Standard"><text:tab/>writ</text:p>
        <text:p text:style-name="Standard"><text:tab/></text:p>
        <text:p text:style-name="Standard">--- Task 5</text:p>
        <text:p text:style-name="Standard">Explain the difference between "tesis aislada" and "jurisprudencia" in English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1T10:13:52.764002177</dc:date>
    <meta:editing-duration>PT2H5S</meta:editing-duration>
    <meta:editing-cycles>37</meta:editing-cycles>
    <meta:generator>LibreOffice/7.3.7.2$Linux_X86_64 LibreOffice_project/30$Build-2</meta:generator>
    <meta:document-statistic meta:table-count="1" meta:image-count="1" meta:object-count="0" meta:page-count="2" meta:paragraph-count="70" meta:word-count="477" meta:character-count="3752" meta:non-whitespace-character-count="3309"/>
  </office:meta>
</office:document-meta>
</file>